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a7c6" officeooo:paragraph-rsid="0010a7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s://prezi.com/fmtval_yxnj9/db1-vt13-normalizatio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2:18:27.425999460</meta:creation-date>
    <dc:date>2016-11-14T12:19:00.595972913</dc:date>
    <meta:editing-duration>PT34S</meta:editing-duration>
    <meta:editing-cycles>1</meta:editing-cycles>
    <meta:document-statistic meta:table-count="0" meta:image-count="0" meta:object-count="0" meta:page-count="1" meta:paragraph-count="1" meta:word-count="1" meta:character-count="54" meta:non-whitespace-character-count="54"/>
    <meta:generator>LibreOffice/5.1.4.2$Linux_X86_64 LibreOffice_project/10m0$Build-2</meta:generator>
  </office:meta>
</office:document-meta>
</file>